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TestBean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TestBean.getContext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TestBean.setResourceArrayMap( Map &lt; String , Resource [ ] &gt; resourceArray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TestBean.setResourceMap( Map &lt; String , Resource &gt; resource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TestBean.getResourceArray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TestBean.setContextResource( ContextResource context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TestBean.ResourceTestBean( Resource resource , InputStream input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TestBean.ResourceTes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sourceTestBean.setInputStream( InputStream input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TestBean.getResourc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TestBean.getResourc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TestBean.setResourceArray( Resource [ ] resource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TestBean.get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TestBean.setResource( 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